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7f440" officeooo:paragraph-rsid="0037f440"/>
    </style:style>
    <style:style style:name="P2" style:family="paragraph" style:parent-style-name="Standard">
      <style:text-properties officeooo:rsid="00388df4" officeooo:paragraph-rsid="00388df4"/>
    </style:style>
    <style:style style:name="P3" style:family="paragraph" style:parent-style-name="Standard">
      <style:text-properties officeooo:rsid="0039f139" officeooo:paragraph-rsid="0039f139"/>
    </style:style>
    <style:style style:name="P4" style:family="paragraph" style:parent-style-name="Standard">
      <style:text-properties officeooo:rsid="003b30c9" officeooo:paragraph-rsid="003b30c9"/>
    </style:style>
    <style:style style:name="T1" style:family="text">
      <style:text-properties officeooo:rsid="00388df4"/>
    </style:style>
    <style:style style:name="T2" style:family="text">
      <style:text-properties officeooo:rsid="003a62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eam States</text:p>
      <text:p text:style-name="P1"/>
      <text:p text:style-name="P1">Welcome back! In this video we will be learning about stream states.</text:p>
      <text:p text:style-name="P1"/>
      <text:p text:style-name="P1">It is possible that an error, or some other event might occur that makes it so you cannot read or write to a stream anymore. Sometimes this is a real failure, like a disk or network I/O failure. But sometimes it is just a hiccup and can be recovered. Lets take a look at the different <text:span text:style-name="T1">states</text:span> a stream can be in. </text:p>
      <text:p text:style-name="P1"/>
      <text:p text:style-name="P2">the good state, this is the state the stream is in when everything is normal and it can be read or written to. The bad state defines a non-recoverable error state. The eof state is set when your reading from a file and hit the end, and no more reads can be made. And finally, the fail state defines errors that can be recovered from. </text:p>
      <text:p text:style-name="P2"/>
      <text:p text:style-name="P3">You can also check the and set the individual state bits. You can check the individual bits with rdstate(), <text:s/>and set the bits with setstate().</text:p>
      <text:p text:style-name="P3"/>
      <text:p text:style-name="P3">Sometimes you can just clear a state with the clear function. An example of that would be the eof state. Sometimes when your reading from a stream that is actively being written to, you can hit the end of file, however more data might become available, but you cant read it without first clearing the eof state. <text:span text:style-name="T2">Lets jump into an example to see how it works. </text:span></text:p>
      <text:p text:style-name="P3"/>
      <text:p text:style-name="P4">&lt;streamstates.cpp&gt;</text:p>
      <text:p text:style-name="P4"/>
      <text:p text:style-name="P4">In the next video we will be covering low level I/O func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3:25:53.726483059</meta:creation-date>
    <dc:date>2019-04-08T19:15:10.506871593</dc:date>
    <meta:editing-duration>PT14H16M33S</meta:editing-duration>
    <meta:editing-cycles>36</meta:editing-cycles>
    <meta:generator>LibreOffice/6.0.7.3$Linux_X86_64 LibreOffice_project/00m0$Build-3</meta:generator>
    <meta:document-statistic meta:table-count="0" meta:image-count="0" meta:object-count="0" meta:page-count="1" meta:paragraph-count="8" meta:word-count="246" meta:character-count="1308" meta:non-whitespace-character-count="1065"/>
  </office:meta>
</office:document-meta>
</file>